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Comma" style:data-style-name="N36"/>
    <style:style style:name="ce11" style:family="table-cell" style:parent-style-name="Percent" style:data-style-name="N13"/>
    <style:style style:name="ce12" style:family="table-cell" style:parent-style-name="Default" style:data-style-name="N13"/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8" style:family="table-cell" style:parent-style-name="Comma" style:data-style-name="N36">
      <style:table-cell-properties fo:border-top="thin solid #000000" fo:border-bottom="none" fo:border-left="thin solid #000000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1" style:family="table-cell" style:parent-style-name="Comma" style:data-style-name="N36">
      <style:table-cell-properties fo:border-top="none" fo:border-bottom="none" fo:border-left="thin solid #000000" fo:border-right="thin solid #000000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4" style:family="table-cell" style:parent-style-name="Comma" style:data-style-name="N36">
      <style:table-cell-properties fo:border-top="none" fo:border-bottom="thin solid #000000" fo:border-left="thin solid #000000" fo:border-right="thin solid #000000" fo:background-color="transparent"/>
    </style:style>
    <style:style style:name="ce35" style:family="table-cell" style:parent-style-name="Percent" style:data-style-name="N14"/>
    <style:style style:name="ce3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4" style:family="table-cell" style:parent-style-name="Default" style:data-style-name="N0">
      <style:table-cell-properties fo:border-top="thin solid #FFFFFF" fo:border-bottom="none" fo:border-left="thin solid #000000" fo:border-right="none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FFFFFF" fo:border-right="none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FFFFFF" fo:border-bottom="none" fo:border-left="thin solid #000000" fo:border-right="none"/>
    </style:style>
    <style:style style:name="ce49" style:family="table-cell" style:parent-style-name="Default" style:data-style-name="N0">
      <style:table-cell-properties fo:border-top="thin solid #000000" fo:border-bottom="none" fo:border-left="thin solid #FFFFFF" fo:border-right="none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0"/>
    <style:style style:name="ce5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664583333333cm" style:use-optimal-column-width="true"/>
    </style:style>
    <style:style style:name="co3" style:family="table-column">
      <style:table-column-properties fo:break-before="auto" style:column-width="6.693958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7.46125cm" style:use-optimal-column-width="true"/>
    </style:style>
    <style:style style:name="co7" style:family="table-column">
      <style:table-column-properties fo:break-before="auto" style:column-width="7.01145833333333cm" style:use-optimal-column-width="true"/>
    </style:style>
    <style:style style:name="co8" style:family="table-column">
      <style:table-column-properties fo:break-before="auto" style:column-width="5.50333333333333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5">
            <text:p>Title:</text:p>
          </table:table-cell>
          <table:table-cell office:value-type="string" table:style-name="ce1">
            <text:p>The ten largest humanitarian donors to Ethiopia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1">
            <text:p>Source:<text:s/></text:p>
          </table:table-cell>
          <table:table-cell office:value-type="string" table:style-name="ce60">
            <text:p>Development Initiatives based on UNOCHA FTS data. Data downloaded on 12 May 2016</text:p>
            <text:p/>
          </table:table-cell>
          <table:table-cell table:number-columns-repeated="16382" table:style-name="ce1"/>
        </table:table-row>
        <table:table-row table:style-name="ro1">
          <table:table-cell office:value-type="string" table:style-name="ce25">
            <text:p>Note:<text:s/></text:p>
          </table:table-cell>
          <table:table-cell office:value-type="string" table:style-name="ce1">
            <text:p>CERF: Central Emergency Response Fund; ECHO: European Commission’s Humanitarian Aid and Civil Protection department; ERF: Emergency Response Fund; UK: United Kingdom; US: United State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onor</text:p>
          </table:table-cell>
          <table:table-cell office:value-type="string" table:style-name="ce3">
            <text:p>Total</text:p>
          </table:table-cell>
          <table:table-cell table:style-name="ce1"/>
          <table:table-cell office:value-type="string" table:style-name="ce4">
            <text:p>Donor</text:p>
          </table:table-cell>
          <table:table-cell office:value-type="string" table:style-name="ce5">
            <text:p>Total</text:p>
          </table:table-cell>
          <table:table-cell office:value-type="string" table:style-name="ce6">
            <text:p>US$m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">
            <text:p>US</text:p>
          </table:table-cell>
          <table:table-cell office:value-type="float" office:value="1282002172" table:style-name="ce7">
            <text:p>1282002172</text:p>
          </table:table-cell>
          <table:table-cell table:style-name="ce1"/>
          <table:table-cell office:value-type="string" table:style-name="ce8">
            <text:p>US</text:p>
          </table:table-cell>
          <table:table-cell office:value-type="float" office:value="1282002172" table:style-name="ce9">
            <text:p>1282002172</text:p>
          </table:table-cell>
          <table:table-cell office:value-type="float" office:value="1282.002172" table:formula="msoxl:=F6/1000000" table:style-name="ce10">
            <text:p><text:s/>1,282.0<text:s/></text:p>
          </table:table-cell>
          <table:table-cell office:value-type="percentage" office:value="0.44515844095270712" table:formula="msoxl:=F6/$C$71" table:style-name="ce11">
            <text:p>45%</text:p>
          </table:table-cell>
          <table:table-cell office:value-type="percentage" office:value="0.74164504762585659" table:formula="msoxl:=H6+H7+H8+H9+H11" table:style-name="ce12">
            <text:p>74%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3">
            <text:p>ECHO</text:p>
          </table:table-cell>
          <table:table-cell office:value-type="float" office:value="291731119" table:style-name="ce14">
            <text:p>291731119</text:p>
          </table:table-cell>
          <table:table-cell table:style-name="ce1"/>
          <table:table-cell office:value-type="string" table:style-name="ce15">
            <text:p>EU</text:p>
          </table:table-cell>
          <table:table-cell office:value-type="float" office:value="299949100" table:formula="msoxl:=C7+C28" table:style-name="ce16">
            <text:p>299949100</text:p>
          </table:table-cell>
          <table:table-cell office:value-type="float" office:value="299.94909999999999" table:formula="msoxl:=F7/1000000" table:style-name="ce10">
            <text:p><text:s/>299.9<text:s/></text:p>
          </table:table-cell>
          <table:table-cell office:value-type="percentage" office:value="0.10415339118564897" table:formula="msoxl:=F7/$C$71" table:style-name="ce11">
            <text:p>10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UK</text:p>
          </table:table-cell>
          <table:table-cell office:value-type="float" office:value="261045930" table:style-name="ce18">
            <text:p>261045930</text:p>
          </table:table-cell>
          <table:table-cell table:style-name="ce1"/>
          <table:table-cell office:value-type="string" table:style-name="ce19">
            <text:p>UK</text:p>
          </table:table-cell>
          <table:table-cell office:value-type="float" office:value="261045930" table:style-name="ce20">
            <text:p>261045930</text:p>
          </table:table-cell>
          <table:table-cell office:value-type="float" office:value="261.04593" table:formula="msoxl:=F8/1000000" table:style-name="ce10">
            <text:p><text:s/>261.0<text:s/></text:p>
          </table:table-cell>
          <table:table-cell office:value-type="percentage" office:value="9.0644775612634079E-2" table:formula="msoxl:=F8/$C$71" table:style-name="ce11">
            <text:p>9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Canada</text:p>
          </table:table-cell>
          <table:table-cell office:value-type="float" office:value="173566857" table:style-name="ce18">
            <text:p>173566857</text:p>
          </table:table-cell>
          <table:table-cell table:style-name="ce1"/>
          <table:table-cell office:value-type="string" table:style-name="ce19">
            <text:p>Canada</text:p>
          </table:table-cell>
          <table:table-cell office:value-type="float" office:value="173566857" table:style-name="ce20">
            <text:p>173566857</text:p>
          </table:table-cell>
          <table:table-cell office:value-type="float" office:value="173.566857" table:formula="msoxl:=F9/1000000" table:style-name="ce10">
            <text:p><text:s/>173.6<text:s/></text:p>
          </table:table-cell>
          <table:table-cell office:value-type="percentage" office:value="6.026881478885783E-2" table:formula="msoxl:=F9/$C$71" table:style-name="ce11">
            <text:p>6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ERF</text:p>
          </table:table-cell>
          <table:table-cell office:value-type="float" office:value="152409861" table:style-name="ce18">
            <text:p>152409861</text:p>
          </table:table-cell>
          <table:table-cell table:style-name="ce1"/>
          <table:table-cell office:value-type="string" table:style-name="ce19">
            <text:p>ERF</text:p>
          </table:table-cell>
          <table:table-cell office:value-type="float" office:value="152409861" table:style-name="ce20">
            <text:p>152409861</text:p>
          </table:table-cell>
          <table:table-cell office:value-type="float" office:value="152.40986100000001" table:formula="msoxl:=F10/1000000" table:style-name="ce10">
            <text:p><text:s/>152.4<text:s/></text:p>
          </table:table-cell>
          <table:table-cell office:value-type="percentage" office:value="5.2922325398820615E-2" table:formula="msoxl:=F10/$C$71" table:style-name="ce11">
            <text:p>5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Japan</text:p>
          </table:table-cell>
          <table:table-cell office:value-type="float" office:value="119283483" table:style-name="ce18">
            <text:p>119283483</text:p>
          </table:table-cell>
          <table:table-cell table:style-name="ce1"/>
          <table:table-cell office:value-type="string" table:style-name="ce19">
            <text:p>Japan</text:p>
          </table:table-cell>
          <table:table-cell office:value-type="float" office:value="119283483" table:style-name="ce20">
            <text:p>119283483</text:p>
          </table:table-cell>
          <table:table-cell office:value-type="float" office:value="119.283483" table:formula="msoxl:=F11/1000000" table:style-name="ce10">
            <text:p><text:s/>119.3<text:s/></text:p>
          </table:table-cell>
          <table:table-cell office:value-type="percentage" office:value="4.1419625086008625E-2" table:formula="msoxl:=F11/$C$71" table:style-name="ce11">
            <text:p>4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Carry-over (donors not specified)</text:p>
          </table:table-cell>
          <table:table-cell office:value-type="float" office:value="114182446" table:style-name="ce18">
            <text:p>114182446</text:p>
          </table:table-cell>
          <table:table-cell table:style-name="ce1"/>
          <table:table-cell office:value-type="string" table:style-name="ce19">
            <text:p>CERF</text:p>
          </table:table-cell>
          <table:table-cell office:value-type="float" office:value="108951432" table:style-name="ce20">
            <text:p>108951432</text:p>
          </table:table-cell>
          <table:table-cell office:value-type="float" office:value="108.951432" table:formula="msoxl:=F12/1000000" table:style-name="ce10">
            <text:p><text:s/>109.0<text:s/></text:p>
          </table:table-cell>
          <table:table-cell office:value-type="percentage" office:value="3.7831955879623021E-2" table:formula="msoxl:=F12/$C$71" table:style-name="ce11">
            <text:p>4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CERF</text:p>
          </table:table-cell>
          <table:table-cell office:value-type="float" office:value="108951432" table:style-name="ce18">
            <text:p>108951432</text:p>
          </table:table-cell>
          <table:table-cell table:style-name="ce1"/>
          <table:table-cell office:value-type="string" table:style-name="ce19">
            <text:p>Private</text:p>
          </table:table-cell>
          <table:table-cell office:value-type="float" office:value="86519641" table:style-name="ce20">
            <text:p>86519641</text:p>
          </table:table-cell>
          <table:table-cell office:value-type="float" office:value="86.519640999999993" table:formula="msoxl:=F13/1000000" table:style-name="ce10">
            <text:p><text:s/>86.5<text:s/></text:p>
          </table:table-cell>
          <table:table-cell office:value-type="percentage" office:value="3.0042810644589076E-2" table:formula="msoxl:=F13/$C$71" table:style-name="ce11">
            <text:p>3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Private</text:p>
          </table:table-cell>
          <table:table-cell office:value-type="float" office:value="86519641" table:style-name="ce18">
            <text:p>86519641</text:p>
          </table:table-cell>
          <table:table-cell table:style-name="ce1"/>
          <table:table-cell office:value-type="string" table:style-name="ce19">
            <text:p>Germany</text:p>
          </table:table-cell>
          <table:table-cell office:value-type="float" office:value="83391941" table:style-name="ce20">
            <text:p>83391941</text:p>
          </table:table-cell>
          <table:table-cell office:value-type="float" office:value="83.391941000000003" table:formula="msoxl:=F14/1000000" table:style-name="ce10">
            <text:p><text:s/>83.4<text:s/></text:p>
          </table:table-cell>
          <table:table-cell office:value-type="percentage" office:value="2.8956757838925203E-2" table:formula="msoxl:=F14/$C$71" table:style-name="ce11">
            <text:p>3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Germany</text:p>
          </table:table-cell>
          <table:table-cell office:value-type="float" office:value="83391941" table:style-name="ce18">
            <text:p>83391941</text:p>
          </table:table-cell>
          <table:table-cell table:style-name="ce1"/>
          <table:table-cell office:value-type="string" table:style-name="ce21">
            <text:p>Sweden</text:p>
          </table:table-cell>
          <table:table-cell office:value-type="float" office:value="67124096" table:style-name="ce22">
            <text:p>67124096</text:p>
          </table:table-cell>
          <table:table-cell office:value-type="float" office:value="67.124095999999994" table:formula="msoxl:=F15/1000000" table:style-name="ce10">
            <text:p><text:s/>67.1<text:s/></text:p>
          </table:table-cell>
          <table:table-cell office:value-type="percentage" office:value="2.3307962013125079E-2" table:formula="msoxl:=F15/$C$71" table:style-name="ce11">
            <text:p>2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7">
            <text:p>Sweden</text:p>
          </table:table-cell>
          <table:table-cell office:value-type="float" office:value="67124096" table:style-name="ce18">
            <text:p>6712409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7">
            <text:p>Saudi Arabia (Kingdom of)</text:p>
          </table:table-cell>
          <table:table-cell office:value-type="float" office:value="44762324" table:style-name="ce18">
            <text:p>4476232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Switzerland</text:p>
          </table:table-cell>
          <table:table-cell office:value-type="float" office:value="28067482" table:style-name="ce18">
            <text:p>2806748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Netherlands</text:p>
          </table:table-cell>
          <table:table-cell office:value-type="float" office:value="27600343" table:style-name="ce18">
            <text:p>2760034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Ireland</text:p>
          </table:table-cell>
          <table:table-cell office:value-type="float" office:value="19474186" table:style-name="ce18">
            <text:p>1947418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Norway</text:p>
          </table:table-cell>
          <table:table-cell office:value-type="float" office:value="19463127" table:style-name="ce18">
            <text:p>1946312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Australia</text:p>
          </table:table-cell>
          <table:table-cell office:value-type="float" office:value="16214638" table:style-name="ce18">
            <text:p>1621463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Denmark</text:p>
          </table:table-cell>
          <table:table-cell office:value-type="float" office:value="16073014" table:style-name="ce18">
            <text:p>160730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Allocation of unearmarked funds by WFP</text:p>
          </table:table-cell>
          <table:table-cell office:value-type="float" office:value="14965452" table:style-name="ce18">
            <text:p>1496545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Various Donors (details not yet provided)</text:p>
          </table:table-cell>
          <table:table-cell office:value-type="float" office:value="13171059" table:style-name="ce18">
            <text:p>1317105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Finland</text:p>
          </table:table-cell>
          <table:table-cell office:value-type="float" office:value="11849004" table:style-name="ce18">
            <text:p>1184900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France</text:p>
          </table:table-cell>
          <table:table-cell office:value-type="float" office:value="9684002" table:style-name="ce18">
            <text:p>968400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3">
            <text:p>European Commission</text:p>
          </table:table-cell>
          <table:table-cell office:value-type="float" office:value="8217981" table:style-name="ce14">
            <text:p>821798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China</text:p>
          </table:table-cell>
          <table:table-cell office:value-type="float" office:value="8000000" table:style-name="ce18">
            <text:p>80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World Bank</text:p>
          </table:table-cell>
          <table:table-cell office:value-type="float" office:value="7081904" table:style-name="ce18">
            <text:p>708190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Italy</text:p>
          </table:table-cell>
          <table:table-cell office:value-type="float" office:value="6742489" table:style-name="ce18">
            <text:p>674248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Sri Lanka</text:p>
          </table:table-cell>
          <table:table-cell office:value-type="float" office:value="4000000" table:style-name="ce18">
            <text:p>40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Allocation of unearmarked funds by UNICEF</text:p>
          </table:table-cell>
          <table:table-cell office:value-type="float" office:value="3884922" table:style-name="ce18">
            <text:p>388492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Spain</text:p>
          </table:table-cell>
          <table:table-cell office:value-type="float" office:value="3297229" table:style-name="ce18">
            <text:p>329722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World Food Programme</text:p>
          </table:table-cell>
          <table:table-cell office:value-type="float" office:value="3287375" table:style-name="ce18">
            <text:p>32873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Belgium</text:p>
          </table:table-cell>
          <table:table-cell office:value-type="float" office:value="2901300" table:style-name="ce18">
            <text:p>290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Austria</text:p>
          </table:table-cell>
          <table:table-cell office:value-type="float" office:value="2898270" table:style-name="ce18">
            <text:p>289827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Global Thematic Partners</text:p>
          </table:table-cell>
          <table:table-cell office:value-type="float" office:value="2855674" table:style-name="ce18">
            <text:p>285567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Allocation of unearmarked funds by UNHCR</text:p>
          </table:table-cell>
          <table:table-cell office:value-type="float" office:value="1860847" table:style-name="ce18">
            <text:p>18608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African Development Bank</text:p>
          </table:table-cell>
          <table:table-cell office:value-type="float" office:value="1000000" table:style-name="ce18">
            <text:p>10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Egypt</text:p>
          </table:table-cell>
          <table:table-cell office:value-type="float" office:value="1000000" table:style-name="ce18">
            <text:p>10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United Nations Children's Fund</text:p>
          </table:table-cell>
          <table:table-cell office:value-type="float" office:value="991977" table:style-name="ce18">
            <text:p>99197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UNICEF National Committee/Spain</text:p>
          </table:table-cell>
          <table:table-cell office:value-type="float" office:value="982168" table:style-name="ce18">
            <text:p>98216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UNICEF National Committee/United Kingdom</text:p>
          </table:table-cell>
          <table:table-cell office:value-type="float" office:value="962283" table:style-name="ce18">
            <text:p>96228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United Arab Emirates</text:p>
          </table:table-cell>
          <table:table-cell office:value-type="float" office:value="950550" table:style-name="ce18">
            <text:p>9505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Czech Republic</text:p>
          </table:table-cell>
          <table:table-cell office:value-type="float" office:value="713982" table:style-name="ce18">
            <text:p>71398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UNICEF National Committee/Australia</text:p>
          </table:table-cell>
          <table:table-cell office:value-type="float" office:value="697926" table:style-name="ce18">
            <text:p>6979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Allocation of unearmarked funds by IOM</text:p>
          </table:table-cell>
          <table:table-cell office:value-type="float" office:value="595692" table:style-name="ce18">
            <text:p>5956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Brazil</text:p>
          </table:table-cell>
          <table:table-cell office:value-type="float" office:value="510462" table:style-name="ce18">
            <text:p>51046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Bill and Melinda Gates Foundation</text:p>
          </table:table-cell>
          <table:table-cell office:value-type="float" office:value="450000" table:style-name="ce18">
            <text:p>45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Mexico</text:p>
          </table:table-cell>
          <table:table-cell office:value-type="float" office:value="373872" table:style-name="ce18">
            <text:p>37387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Luxembourg</text:p>
          </table:table-cell>
          <table:table-cell office:value-type="float" office:value="336627" table:style-name="ce18">
            <text:p>33662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Korea, Republic of</text:p>
          </table:table-cell>
          <table:table-cell office:value-type="float" office:value="300000" table:style-name="ce18">
            <text:p>3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Start Fund</text:p>
          </table:table-cell>
          <table:table-cell office:value-type="float" office:value="279088" table:style-name="ce18">
            <text:p>27908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US Fund for UNICEF</text:p>
          </table:table-cell>
          <table:table-cell office:value-type="float" office:value="250000" table:style-name="ce18">
            <text:p>25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Allocation of unearmarked funds by OCHA</text:p>
          </table:table-cell>
          <table:table-cell office:value-type="float" office:value="167616" table:style-name="ce18">
            <text:p>16761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Poland</text:p>
          </table:table-cell>
          <table:table-cell office:value-type="float" office:value="154943" table:style-name="ce18">
            <text:p>15494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Qatar</text:p>
          </table:table-cell>
          <table:table-cell office:value-type="float" office:value="120000" table:style-name="ce18">
            <text:p>12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UNICEF National Committee/Switzerland</text:p>
          </table:table-cell>
          <table:table-cell office:value-type="float" office:value="112339" table:style-name="ce18">
            <text:p>11233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UNICEF National Committee/Netherlands</text:p>
          </table:table-cell>
          <table:table-cell office:value-type="float" office:value="77851" table:style-name="ce18">
            <text:p>7785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Estonia</text:p>
          </table:table-cell>
          <table:table-cell office:value-type="float" office:value="74074" table:style-name="ce18">
            <text:p>7407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Don Bosco Mondo Prokur</text:p>
          </table:table-cell>
          <table:table-cell office:value-type="float" office:value="72194" table:style-name="ce18">
            <text:p>7219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Qatar Red Crescent Society</text:p>
          </table:table-cell>
          <table:table-cell office:value-type="float" office:value="59772" table:style-name="ce18">
            <text:p>5977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Monaco</text:p>
          </table:table-cell>
          <table:table-cell office:value-type="float" office:value="21882" table:style-name="ce18">
            <text:p>2188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Slovenia</text:p>
          </table:table-cell>
          <table:table-cell office:value-type="float" office:value="13717" table:style-name="ce18">
            <text:p>1371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Lithuania</text:p>
          </table:table-cell>
          <table:table-cell office:value-type="float" office:value="10989" table:style-name="ce18">
            <text:p>1098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Butterfly Onlus Foundation</text:p>
          </table:table-cell>
          <table:table-cell office:value-type="float" office:value="10712" table:style-name="ce18">
            <text:p>107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Museke Foundation</text:p>
          </table:table-cell>
          <table:table-cell office:value-type="float" office:value="10712" table:style-name="ce18">
            <text:p>107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Elena Trevisanato Onlus Foundation</text:p>
          </table:table-cell>
          <table:table-cell office:value-type="float" office:value="7380" table:style-name="ce18">
            <text:p>738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7">
            <text:p>Balancing entry of ERF/CHF allocations</text:p>
          </table:table-cell>
          <table:table-cell office:value-type="float" office:value="-147992023" table:style-name="ce18">
            <text:p>-14799202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3">
            <text:p>Grand Total</text:p>
          </table:table-cell>
          <table:table-cell office:value-type="float" office:value="2879878385" table:style-name="ce24">
            <text:p>2879878385</text:p>
          </table:table-cell>
          <table:table-cell table:number-columns-repeated="16381"/>
        </table:table-row>
        <table:table-row table:number-rows-repeated="1048505" table:style-name="ro1">
          <table:table-cell table:number-columns-repeated="16384"/>
        </table:table-row>
      </table:table>
      <table:table table:name="Fig_2" table:style-name="ta2">
        <table:table-column table:style-name="co1" table:number-columns-repeated="16384" table:default-cell-style-name="ce1"/>
        <table:table-row table:style-name="ro1">
          <table:table-cell office:value-type="string" table:style-name="ce25">
            <text:p>Title:</text:p>
          </table:table-cell>
          <table:table-cell office:value-type="string" table:style-name="ce1">
            <text:p>Pooled funding to Ethiopi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1">
            <text:p>Source:<text:s/></text:p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5">
            <text:p>Note:<text:s/></text:p>
          </table:table-cell>
          <table:table-cell office:value-type="string" table:style-name="ce60">
            <text:p>Data on Ethiopia’s Humanitarian Response Fund (HRF) is drawn from UN OCHA’s FTS and not from OCHA</text:p>
            <text:p>Ethiopia. On the UN OCHA’s FTS Ethiopia’s HRF is labelled as ‘Emergency Response Fund’. 2016 data is up to and</text:p>
            <text:p>including 12 May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Donor</text:p>
          </table:table-cell>
          <table:table-cell office:value-type="float" office:value="2012" table:style-name="ce2">
            <text:p>2012</text:p>
          </table:table-cell>
          <table:table-cell office:value-type="float" office:value="2013" table:style-name="ce36">
            <text:p>2013</text:p>
          </table:table-cell>
          <table:table-cell office:value-type="float" office:value="2014" table:style-name="ce36">
            <text:p>2014</text:p>
          </table:table-cell>
          <table:table-cell office:value-type="float" office:value="2015" table:style-name="ce36">
            <text:p>2015</text:p>
          </table:table-cell>
          <table:table-cell office:value-type="float" office:value="2016" table:style-name="ce36">
            <text:p>201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2">
            <text:p>Central Emergency Response Fund</text:p>
          </table:table-cell>
          <table:table-cell office:value-type="float" office:value="13984781" table:style-name="ce37">
            <text:p>13984781</text:p>
          </table:table-cell>
          <table:table-cell office:value-type="float" office:value="23972935" table:style-name="ce38">
            <text:p>23972935</text:p>
          </table:table-cell>
          <table:table-cell office:value-type="float" office:value="32516021" table:style-name="ce38">
            <text:p>32516021</text:p>
          </table:table-cell>
          <table:table-cell office:value-type="float" office:value="27486576" table:style-name="ce38">
            <text:p>27486576</text:p>
          </table:table-cell>
          <table:table-cell office:value-type="float" office:value="10991119" table:style-name="ce38">
            <text:p>10991119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7">
            <text:p>Emergency Response Fund (OCHA)</text:p>
          </table:table-cell>
          <table:table-cell office:value-type="float" office:value="37955717" table:style-name="ce39">
            <text:p>37955717</text:p>
          </table:table-cell>
          <table:table-cell office:value-type="float" office:value="27146016" table:style-name="ce40">
            <text:p>27146016</text:p>
          </table:table-cell>
          <table:table-cell office:value-type="float" office:value="14325690" table:style-name="ce40">
            <text:p>14325690</text:p>
          </table:table-cell>
          <table:table-cell office:value-type="float" office:value="23281161" table:style-name="ce40">
            <text:p>23281161</text:p>
          </table:table-cell>
          <table:table-cell office:value-type="float" office:value="49701277" table:style-name="ce40">
            <text:p>49701277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23">
            <text:p>Grand Total</text:p>
          </table:table-cell>
          <table:table-cell office:value-type="float" office:value="51940498" table:style-name="ce41">
            <text:p>51940498</text:p>
          </table:table-cell>
          <table:table-cell office:value-type="float" office:value="51118951" table:style-name="ce42">
            <text:p>51118951</text:p>
          </table:table-cell>
          <table:table-cell office:value-type="float" office:value="46841711" table:style-name="ce42">
            <text:p>46841711</text:p>
          </table:table-cell>
          <table:table-cell office:value-type="float" office:value="50767737" table:style-name="ce42">
            <text:p>50767737</text:p>
          </table:table-cell>
          <table:table-cell office:value-type="float" office:value="60692396" table:style-name="ce42">
            <text:p>60692396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ERF</text:p>
          </table:table-cell>
          <table:table-cell office:value-type="float" office:value="13.984781" table:formula="msoxl:=D6/1000000" table:style-name="ce10">
            <text:p><text:s/>14.0<text:s/></text:p>
          </table:table-cell>
          <table:table-cell office:value-type="float" office:value="23.972935" table:formula="msoxl:=E6/1000000" table:style-name="ce10">
            <text:p><text:s/>24.0<text:s/></text:p>
          </table:table-cell>
          <table:table-cell office:value-type="float" office:value="32.516021000000002" table:formula="msoxl:=F6/1000000" table:style-name="ce10">
            <text:p><text:s/>32.5<text:s/></text:p>
          </table:table-cell>
          <table:table-cell office:value-type="float" office:value="27.486575999999999" table:formula="msoxl:=G6/1000000" table:style-name="ce10">
            <text:p><text:s/>27.5<text:s/></text:p>
          </table:table-cell>
          <table:table-cell office:value-type="float" office:value="10.991118999999999" table:formula="msoxl:=H6/1000000" table:style-name="ce10">
            <text:p><text:s/>11.0<text:s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ERF</text:p>
          </table:table-cell>
          <table:table-cell office:value-type="float" office:value="37.955717" table:formula="msoxl:=D7/1000000" table:style-name="ce10">
            <text:p><text:s/>38.0<text:s/></text:p>
          </table:table-cell>
          <table:table-cell office:value-type="float" office:value="27.146015999999999" table:formula="msoxl:=E7/1000000" table:style-name="ce10">
            <text:p><text:s/>27.1<text:s/></text:p>
          </table:table-cell>
          <table:table-cell office:value-type="float" office:value="14.32569" table:formula="msoxl:=F7/1000000" table:style-name="ce10">
            <text:p><text:s/>14.3<text:s/></text:p>
          </table:table-cell>
          <table:table-cell office:value-type="float" office:value="23.281161000000001" table:formula="msoxl:=G7/1000000" table:style-name="ce10">
            <text:p><text:s/>23.3<text:s/></text:p>
          </table:table-cell>
          <table:table-cell office:value-type="float" office:value="49.701276999999997" table:formula="msoxl:=H7/1000000" table:style-name="ce10">
            <text:p><text:s/>49.7<text:s/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xmlns:presentation="urn:oasis:names:tc:opendocument:xmlns:presentation:1.0" draw:z-index="1" draw:id="id0" draw:style-name="a0" draw:name="Chart 1" svg:x="0.1875in" svg:y="0.08333in" svg:width="5in" svg:height="3.1062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  <table:table table:name="Fig_3" table:style-name="ta2">
        <table:table-column table:style-name="co1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5">
            <text:p>Title:</text:p>
          </table:table-cell>
          <table:table-cell office:value-type="string" table:style-name="ce1">
            <text:p>Humanitarian funding to Ethiopia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1">
            <text:p>Source:<text:s/></text:p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5">
            <text:p>Note:<text:s/></text:p>
          </table:table-cell>
          <table:table-cell office:value-type="string" table:style-name="ce60">
            <text:p>If funding is given in an unearmarked manner and not yet allocated by the recipient agency to a particular</text:p>
            <text:p>project and sector, FTS shows the funding under the heading ‘sector not yet specified’. ‘Other’ includes education,</text:p>
            <text:p>multi-sector, agriculture, and protection/human rights/rule of law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IASC Standard Sector</text:p>
          </table:table-cell>
          <table:table-cell office:value-type="string" table:style-name="ce3">
            <text:p>Total</text:p>
          </table:table-cell>
          <table:table-cell table:number-columns-repeated="3" table:style-name="ce1"/>
          <table:table-cell office:value-type="string" table:style-name="ce26">
            <text:p>Food</text:p>
          </table:table-cell>
          <table:table-cell office:value-type="float" office:value="415665415" table:style-name="ce27">
            <text:p>415665415</text:p>
          </table:table-cell>
          <table:table-cell office:value-type="float" office:value="415.665415" table:formula="msoxl:=H5/1000000" table:style-name="ce28">
            <text:p><text:s/>415.7<text:s/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Food</text:p>
          </table:table-cell>
          <table:table-cell office:value-type="float" office:value="415665415" table:style-name="ce7">
            <text:p>415665415</text:p>
          </table:table-cell>
          <table:table-cell office:value-type="float" office:value="415.665415" table:formula="msoxl:=C6/1000000" table:style-name="ce10">
            <text:p><text:s/>415.7<text:s/></text:p>
          </table:table-cell>
          <table:table-cell office:value-type="percentage" office:value="0.65274979959565493" table:formula="msoxl:=D6/$D$16" table:style-name="ce11">
            <text:p>65%</text:p>
          </table:table-cell>
          <table:table-cell table:style-name="ce1"/>
          <table:table-cell office:value-type="string" table:style-name="ce29">
            <text:p>Sector not yet specified</text:p>
          </table:table-cell>
          <table:table-cell office:value-type="float" office:value="133583601" table:style-name="ce30">
            <text:p>133583601</text:p>
          </table:table-cell>
          <table:table-cell office:value-type="float" office:value="133.58360099999999" table:formula="msoxl:=H6/1000000" table:style-name="ce31">
            <text:p><text:s/>133.6<text:s/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7">
            <text:p>Sector not yet specified</text:p>
          </table:table-cell>
          <table:table-cell office:value-type="float" office:value="133583601" table:style-name="ce18">
            <text:p>133583601</text:p>
          </table:table-cell>
          <table:table-cell office:value-type="float" office:value="133.58360099999999" table:formula="msoxl:=C7/1000000" table:style-name="ce10">
            <text:p><text:s/>133.6<text:s/></text:p>
          </table:table-cell>
          <table:table-cell office:value-type="percentage" office:value="0.20977609787914619" table:formula="msoxl:=D7/$D$16" table:style-name="ce11">
            <text:p>21%</text:p>
          </table:table-cell>
          <table:table-cell table:style-name="ce1"/>
          <table:table-cell office:value-type="string" table:style-name="ce29">
            <text:p>Water and Sanitation</text:p>
          </table:table-cell>
          <table:table-cell office:value-type="float" office:value="34387000" table:style-name="ce30">
            <text:p>34387000</text:p>
          </table:table-cell>
          <table:table-cell office:value-type="float" office:value="34.387" table:formula="msoxl:=H7/1000000" table:style-name="ce31">
            <text:p><text:s/>34.4<text:s/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7">
            <text:p>Water and Sanitation</text:p>
          </table:table-cell>
          <table:table-cell office:value-type="float" office:value="34387000" table:style-name="ce18">
            <text:p>34387000</text:p>
          </table:table-cell>
          <table:table-cell office:value-type="float" office:value="34.387" table:formula="msoxl:=C8/1000000" table:style-name="ce10">
            <text:p><text:s/>34.4<text:s/></text:p>
          </table:table-cell>
          <table:table-cell office:value-type="percentage" office:value="5.4000420888266079E-2" table:formula="msoxl:=D8/$D$16" table:style-name="ce11">
            <text:p>5%</text:p>
          </table:table-cell>
          <table:table-cell table:style-name="ce1"/>
          <table:table-cell office:value-type="string" table:style-name="ce29">
            <text:p>Health</text:p>
          </table:table-cell>
          <table:table-cell office:value-type="float" office:value="25948629" table:style-name="ce30">
            <text:p>25948629</text:p>
          </table:table-cell>
          <table:table-cell office:value-type="float" office:value="25.948629" table:formula="msoxl:=H8/1000000" table:style-name="ce31">
            <text:p><text:s/>25.9<text:s/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7">
            <text:p>Health</text:p>
          </table:table-cell>
          <table:table-cell office:value-type="float" office:value="25948629" table:style-name="ce18">
            <text:p>25948629</text:p>
          </table:table-cell>
          <table:table-cell office:value-type="float" office:value="25.948629" table:formula="msoxl:=C9/1000000" table:style-name="ce10">
            <text:p><text:s/>25.9<text:s/></text:p>
          </table:table-cell>
          <table:table-cell office:value-type="percentage" office:value="4.0749029792464211E-2" table:formula="msoxl:=D9/$D$16" table:style-name="ce11">
            <text:p>4%</text:p>
          </table:table-cell>
          <table:table-cell table:style-name="ce1"/>
          <table:table-cell office:value-type="string" table:style-name="ce29">
            <text:p>Shelter and non-food items</text:p>
          </table:table-cell>
          <table:table-cell office:value-type="float" office:value="8978729" table:style-name="ce30">
            <text:p>8978729</text:p>
          </table:table-cell>
          <table:table-cell office:value-type="float" office:value="8.9787289999999995" table:formula="msoxl:=H9/1000000" table:style-name="ce31">
            <text:p><text:s/>9.0<text:s/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7">
            <text:p>Shelter and non-food items</text:p>
          </table:table-cell>
          <table:table-cell office:value-type="float" office:value="8978729" table:style-name="ce18">
            <text:p>8978729</text:p>
          </table:table-cell>
          <table:table-cell office:value-type="float" office:value="8.9787289999999995" table:formula="msoxl:=C10/1000000" table:style-name="ce10">
            <text:p><text:s/>9.0<text:s/></text:p>
          </table:table-cell>
          <table:table-cell office:value-type="percentage" office:value="1.4099954780634553E-2" table:formula="msoxl:=D10/$D$16" table:style-name="ce11">
            <text:p>1%</text:p>
          </table:table-cell>
          <table:table-cell table:style-name="ce1"/>
          <table:table-cell office:value-type="string" table:style-name="ce29">
            <text:p>Coordination and support services</text:p>
          </table:table-cell>
          <table:table-cell office:value-type="float" office:value="7225069" table:style-name="ce30">
            <text:p>7225069</text:p>
          </table:table-cell>
          <table:table-cell office:value-type="float" office:value="7.2250690000000004" table:formula="msoxl:=H10/1000000" table:style-name="ce31">
            <text:p><text:s/>7.2<text:s/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7">
            <text:p>Coordination and support services</text:p>
          </table:table-cell>
          <table:table-cell office:value-type="float" office:value="7225069" table:style-name="ce18">
            <text:p>7225069</text:p>
          </table:table-cell>
          <table:table-cell office:value-type="float" office:value="7.2250690000000004" table:formula="msoxl:=C11/1000000" table:style-name="ce10">
            <text:p><text:s/>7.2<text:s/></text:p>
          </table:table-cell>
          <table:table-cell office:value-type="percentage" office:value="1.1346054234064144E-2" table:formula="msoxl:=D11/$D$16" table:style-name="ce11">
            <text:p>1%</text:p>
          </table:table-cell>
          <table:table-cell table:style-name="ce1"/>
          <table:table-cell office:value-type="string" table:style-name="ce32">
            <text:p>Other</text:p>
          </table:table-cell>
          <table:table-cell office:value-type="float" office:value="11002890" table:formula="msoxl:=SUM(C12:C15)" table:style-name="ce32">
            <text:p>11002890</text:p>
          </table:table-cell>
          <table:table-cell office:value-type="float" office:value="11.002890000000001" table:formula="msoxl:=H11/1000000" table:style-name="ce31">
            <text:p><text:s/>11.0<text:s/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3">
            <text:p>Agriculture</text:p>
          </table:table-cell>
          <table:table-cell office:value-type="float" office:value="5339269" table:style-name="ce14">
            <text:p>5339269</text:p>
          </table:table-cell>
          <table:table-cell office:value-type="float" office:value="5.3392689999999998" table:formula="msoxl:=C12/1000000" table:style-name="ce10">
            <text:p><text:s/>5.3<text:s/></text:p>
          </table:table-cell>
          <table:table-cell office:value-type="percentage" office:value="8.3846445818382392E-3" table:formula="msoxl:=D12/$D$16" table:style-name="ce11">
            <text:p>1%</text:p>
          </table:table-cell>
          <table:table-cell table:style-name="ce1"/>
          <table:table-cell table:style-name="ce33"/>
          <table:table-cell office:value-type="float" office:value="636791333" table:formula="msoxl:=SUM(H5:H11)" table:style-name="ce33">
            <text:p>636791333</text:p>
          </table:table-cell>
          <table:table-cell office:value-type="float" office:value="636.79133300000001" table:formula="msoxl:=H12/1000000" table:style-name="ce34">
            <text:p><text:s/>636.8<text:s/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3">
            <text:p>Multi-sector</text:p>
          </table:table-cell>
          <table:table-cell office:value-type="float" office:value="3138848" table:style-name="ce14">
            <text:p>3138848</text:p>
          </table:table-cell>
          <table:table-cell office:value-type="float" office:value="3.1388479999999999" table:formula="msoxl:=C13/1000000" table:style-name="ce10">
            <text:p><text:s/>3.1<text:s/></text:p>
          </table:table-cell>
          <table:table-cell office:value-type="percentage" office:value="4.9291625644659956E-3" table:formula="msoxl:=D13/$D$16" table:style-name="ce11">
            <text:p>0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3">
            <text:p>Protection/Human rights/Rule of law</text:p>
          </table:table-cell>
          <table:table-cell office:value-type="float" office:value="2242086" table:style-name="ce14">
            <text:p>2242086</text:p>
          </table:table-cell>
          <table:table-cell office:value-type="float" office:value="2.242086" table:formula="msoxl:=C14/1000000" table:style-name="ce10">
            <text:p><text:s/>2.2<text:s/></text:p>
          </table:table-cell>
          <table:table-cell office:value-type="percentage" office:value="3.5209116139148207E-3" table:formula="msoxl:=D14/$D$16" table:style-name="ce11">
            <text:p>0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3">
            <text:p>Education</text:p>
          </table:table-cell>
          <table:table-cell office:value-type="float" office:value="282687" table:style-name="ce14">
            <text:p>282687</text:p>
          </table:table-cell>
          <table:table-cell office:value-type="float" office:value="0.28268700000000002" table:formula="msoxl:=C15/1000000" table:style-name="ce10">
            <text:p><text:s/>0.3<text:s/></text:p>
          </table:table-cell>
          <table:table-cell office:value-type="percentage" office:value="4.4392406955073935E-4" table:formula="msoxl:=D15/$D$16" table:style-name="ce11">
            <text:p>0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3">
            <text:p>Grand Total</text:p>
          </table:table-cell>
          <table:table-cell office:value-type="float" office:value="636791333" table:style-name="ce24">
            <text:p>636791333</text:p>
          </table:table-cell>
          <table:table-cell office:value-type="float" office:value="636.79133300000001" table:formula="msoxl:=C16/1000000" table:style-name="ce10">
            <text:p><text:s/>636.8<text:s/></text:p>
          </table:table-cell>
          <table:table-cell office:value-type="percentage" office:value="1" table:formula="msoxl:=D16/$D$16" table:style-name="ce11">
            <text:p>100%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1" draw:style-name="a1" draw:name="Chart 1" svg:x="0.66667in" svg:y="0.01042in" svg:width="6.76042in" svg:height="3.73958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Fig_4" table:style-name="ta2">
        <table:table-column table:style-name="co1" table:default-cell-style-name="ce1"/>
        <table:table-column table:style-name="co8" table:default-cell-style-name="ce1"/>
        <table:table-column table:style-name="co4" table:number-columns-repeated="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5">
            <text:p>Title:</text:p>
          </table:table-cell>
          <table:table-cell office:value-type="string" table:style-name="ce1">
            <text:p>Humanitarian assistance to Ethiopia by funding channel, 2016</text:p>
          </table:table-cell>
          <table:table-cell table:number-columns-repeated="3" table:style-name="ce1"/>
          <table:table-cell table:style-name="ce1">
            <draw:frame xmlns:presentation="urn:oasis:names:tc:opendocument:xmlns:presentation:1.0" draw:z-index="1" draw:id="id2" draw:style-name="a2" draw:name="Chart 1" svg:x="0.41667in" svg:y="0in" svg:width="5in" svg:height="3.1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61">
            <text:p>Source:<text:s/></text:p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5">
            <text:p>Note:<text:s/></text:p>
          </table:table-cell>
          <table:table-cell office:value-type="string" table:style-name="ce1">
            <text:p>Percentage total does not equal 100% due to rounding. RCRC: International Red Cross and Red Crescent Movement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Appealing Agency <text:s/>type</text:p>
          </table:table-cell>
          <table:table-cell office:value-type="string" table:style-name="ce3">
            <text:p>Total</text:p>
          </table:table-cell>
          <table:table-cell office:value-type="string" table:style-name="ce1">
            <text:p>US$m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Government</text:p>
          </table:table-cell>
          <table:table-cell office:value-type="float" office:value="90609" table:style-name="ce7">
            <text:p>90609</text:p>
          </table:table-cell>
          <table:table-cell office:value-type="float" office:value="9.0608999999999995E-2" table:formula="msoxl:=C7/1000000" table:style-name="ce10">
            <text:p><text:s/>0.1<text:s/></text:p>
          </table:table-cell>
          <table:table-cell office:value-type="percentage" office:value="1.4228993911259781E-4" table:formula="msoxl:=D7/$D$12" table:style-name="ce35">
            <text:p>0.0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7">
            <text:p>NGOs</text:p>
          </table:table-cell>
          <table:table-cell office:value-type="float" office:value="297069827" table:style-name="ce18">
            <text:p>297069827</text:p>
          </table:table-cell>
          <table:table-cell office:value-type="float" office:value="297.06982699999998" table:formula="msoxl:=C8/1000000" table:style-name="ce10">
            <text:p><text:s/>297.1<text:s/></text:p>
          </table:table-cell>
          <table:table-cell office:value-type="percentage" office:value="0.46651047463298306" table:formula="msoxl:=D8/$D$12" table:style-name="ce11">
            <text:p>47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7">
            <text:p>Other</text:p>
          </table:table-cell>
          <table:table-cell office:value-type="float" office:value="14277519" table:style-name="ce18">
            <text:p>14277519</text:p>
          </table:table-cell>
          <table:table-cell office:value-type="float" office:value="14.277519" table:formula="msoxl:=C9/1000000" table:style-name="ce10">
            <text:p><text:s/>14.3<text:s/></text:p>
          </table:table-cell>
          <table:table-cell office:value-type="percentage" office:value="2.2421032228464706E-2" table:formula="msoxl:=D9/$D$12" table:style-name="ce11">
            <text:p>2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7">
            <text:p>RCRC</text:p>
          </table:table-cell>
          <table:table-cell office:value-type="float" office:value="3864707" table:style-name="ce18">
            <text:p>3864707</text:p>
          </table:table-cell>
          <table:table-cell office:value-type="float" office:value="3.8647070000000001" table:formula="msoxl:=C10/1000000" table:style-name="ce10">
            <text:p><text:s/>3.9<text:s/></text:p>
          </table:table-cell>
          <table:table-cell office:value-type="percentage" office:value="6.0690320356480108E-3" table:formula="msoxl:=D10/$D$12" table:style-name="ce11">
            <text:p>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7">
            <text:p>UN Agencies</text:p>
          </table:table-cell>
          <table:table-cell office:value-type="float" office:value="321488671" table:style-name="ce18">
            <text:p>321488671</text:p>
          </table:table-cell>
          <table:table-cell office:value-type="float" office:value="321.48867100000001" table:formula="msoxl:=C11/1000000" table:style-name="ce10">
            <text:p><text:s/>321.5<text:s/></text:p>
          </table:table-cell>
          <table:table-cell office:value-type="percentage" office:value="0.50485717116379158" table:formula="msoxl:=D11/$D$12" table:style-name="ce11">
            <text:p>50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Grand Total</text:p>
          </table:table-cell>
          <table:table-cell office:value-type="float" office:value="636791333" table:style-name="ce24">
            <text:p>636791333</text:p>
          </table:table-cell>
          <table:table-cell office:value-type="float" office:value="636.79133300000001" table:formula="msoxl:=C12/1000000" table:style-name="ce10">
            <text:p><text:s/>636.8<text:s/></text:p>
          </table:table-cell>
          <table:table-cell office:value-type="percentage" office:value="1" table:formula="msoxl:=D12/$D$12" table:style-name="ce11">
            <text:p>100%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Fig_5" table:style-name="ta2">
        <table:table-column table:style-name="co1" table:default-cell-style-name="ce1"/>
        <table:table-column table:style-name="co8" table:default-cell-style-name="ce1"/>
        <table:table-column table:style-name="co4" table:number-columns-repeated="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5">
            <text:p>Title:</text:p>
          </table:table-cell>
          <table:table-cell office:value-type="string" table:style-name="ce1">
            <text:p>Volume of humanitarian funding to Ethiopia by funding channel, 2014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1">
            <text:p>Source:<text:s/></text:p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5">
            <text:p>Note:<text:s/></text:p>
          </table:table-cell>
          <table:table-cell office:value-type="string" table:style-name="ce1">
            <text:p>’Other’ includes funding reported to the International Red Cross and Red Crescent Movement, governments and other agencies. 2016 data is up to and including 12 May 2016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Appealing Agency <text:s/>type</text:p>
          </table:table-cell>
          <table:table-cell office:value-type="float" office:value="2011" table:style-name="ce4">
            <text:p>2011</text:p>
          </table:table-cell>
          <table:table-cell office:value-type="float" office:value="2012" table:style-name="ce50">
            <text:p>2012</text:p>
          </table:table-cell>
          <table:table-cell office:value-type="float" office:value="2013" table:style-name="ce50">
            <text:p>2013</text:p>
          </table:table-cell>
          <table:table-cell office:value-type="float" office:value="2014" table:style-name="ce50">
            <text:p>2014</text:p>
          </table:table-cell>
          <table:table-cell office:value-type="float" office:value="2015" table:style-name="ce50">
            <text:p>2015</text:p>
          </table:table-cell>
          <table:table-cell office:value-type="float" office:value="2016" table:style-name="ce51">
            <text:p>2016</text:p>
          </table:table-cell>
          <table:table-cell/>
          <table:table-cell table:style-name="ce1">
            <draw:frame xmlns:presentation="urn:oasis:names:tc:opendocument:xmlns:presentation:1.0" draw:z-index="1" draw:id="id3" draw:style-name="a3" draw:name="Chart 2" svg:x="0.02083in" svg:y="0.01042in" svg:width="5in" svg:height="3.106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2">
            <text:p>Government</text:p>
          </table:table-cell>
          <table:table-cell office:value-type="float" office:value="26530341" table:style-name="ce52">
            <text:p>26530341</text:p>
          </table:table-cell>
          <table:table-cell office:value-type="float" office:value="530358" table:style-name="ce38">
            <text:p>530358</text:p>
          </table:table-cell>
          <table:table-cell office:value-type="float" office:value="833005" table:style-name="ce38">
            <text:p>833005</text:p>
          </table:table-cell>
          <table:table-cell office:value-type="float" office:value="241136" table:style-name="ce38">
            <text:p>241136</text:p>
          </table:table-cell>
          <table:table-cell office:value-type="float" office:value="8793720" table:style-name="ce38">
            <text:p>8793720</text:p>
          </table:table-cell>
          <table:table-cell office:value-type="float" office:value="90609" table:style-name="ce53">
            <text:p>906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">
            <text:p>Inter-governmental orgs.</text:p>
          </table:table-cell>
          <table:table-cell office:value-type="float" office:value="75000" table:style-name="ce54">
            <text:p>75000</text:p>
          </table:table-cell>
          <table:table-cell table:number-columns-repeated="4" table:style-name="ce55"/>
          <table:table-cell table:style-name="ce56"/>
          <table:table-cell table:number-columns-repeated="16376"/>
        </table:table-row>
        <table:table-row table:style-name="ro1">
          <table:table-cell table:style-name="ce1"/>
          <table:table-cell office:value-type="string" table:style-name="ce17">
            <text:p>NGOs</text:p>
          </table:table-cell>
          <table:table-cell office:value-type="float" office:value="219597577" table:style-name="ce54">
            <text:p>219597577</text:p>
          </table:table-cell>
          <table:table-cell office:value-type="float" office:value="139161495" table:style-name="ce55">
            <text:p>139161495</text:p>
          </table:table-cell>
          <table:table-cell office:value-type="float" office:value="129633114" table:style-name="ce55">
            <text:p>129633114</text:p>
          </table:table-cell>
          <table:table-cell office:value-type="float" office:value="189694584" table:style-name="ce55">
            <text:p>189694584</text:p>
          </table:table-cell>
          <table:table-cell office:value-type="float" office:value="109102909" table:style-name="ce55">
            <text:p>109102909</text:p>
          </table:table-cell>
          <table:table-cell office:value-type="float" office:value="297069827" table:style-name="ce56">
            <text:p>2970698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">
            <text:p>Other</text:p>
          </table:table-cell>
          <table:table-cell office:value-type="float" office:value="6018650" table:style-name="ce54">
            <text:p>6018650</text:p>
          </table:table-cell>
          <table:table-cell office:value-type="float" office:value="32802043" table:style-name="ce55">
            <text:p>32802043</text:p>
          </table:table-cell>
          <table:table-cell office:value-type="float" office:value="2762249" table:style-name="ce55">
            <text:p>2762249</text:p>
          </table:table-cell>
          <table:table-cell office:value-type="float" office:value="5381201" table:style-name="ce55">
            <text:p>5381201</text:p>
          </table:table-cell>
          <table:table-cell office:value-type="float" office:value="7613924" table:style-name="ce55">
            <text:p>7613924</text:p>
          </table:table-cell>
          <table:table-cell office:value-type="float" office:value="14277519" table:style-name="ce56">
            <text:p>142775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">
            <text:p>Private Orgs. &amp; Foundations</text:p>
          </table:table-cell>
          <table:table-cell office:value-type="float" office:value="700000" table:style-name="ce54">
            <text:p>700000</text:p>
          </table:table-cell>
          <table:table-cell office:value-type="float" office:value="555367" table:style-name="ce55">
            <text:p>555367</text:p>
          </table:table-cell>
          <table:table-cell office:value-type="float" office:value="478929" table:style-name="ce55">
            <text:p>478929</text:p>
          </table:table-cell>
          <table:table-cell office:value-type="float" office:value="77500" table:style-name="ce55">
            <text:p>77500</text:p>
          </table:table-cell>
          <table:table-cell office:value-type="float" office:value="100000" table:style-name="ce55">
            <text:p>100000</text:p>
          </table:table-cell>
          <table:table-cell table:style-name="ce56"/>
          <table:table-cell table:number-columns-repeated="16376"/>
        </table:table-row>
        <table:table-row table:style-name="ro1">
          <table:table-cell table:style-name="ce1"/>
          <table:table-cell office:value-type="string" table:style-name="ce17">
            <text:p>Red Cross / Red Crescent</text:p>
          </table:table-cell>
          <table:table-cell office:value-type="float" office:value="8216800" table:style-name="ce54">
            <text:p>8216800</text:p>
          </table:table-cell>
          <table:table-cell office:value-type="float" office:value="4329118" table:style-name="ce55">
            <text:p>4329118</text:p>
          </table:table-cell>
          <table:table-cell office:value-type="float" office:value="4981749" table:style-name="ce55">
            <text:p>4981749</text:p>
          </table:table-cell>
          <table:table-cell office:value-type="float" office:value="5646305" table:style-name="ce55">
            <text:p>5646305</text:p>
          </table:table-cell>
          <table:table-cell office:value-type="float" office:value="5874436" table:style-name="ce55">
            <text:p>5874436</text:p>
          </table:table-cell>
          <table:table-cell office:value-type="float" office:value="3864707" table:style-name="ce56">
            <text:p>386470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">
            <text:p>UN Agencies</text:p>
          </table:table-cell>
          <table:table-cell office:value-type="float" office:value="559775451" table:style-name="ce54">
            <text:p>559775451</text:p>
          </table:table-cell>
          <table:table-cell office:value-type="float" office:value="492948839" table:style-name="ce55">
            <text:p>492948839</text:p>
          </table:table-cell>
          <table:table-cell office:value-type="float" office:value="402400967" table:style-name="ce55">
            <text:p>402400967</text:p>
          </table:table-cell>
          <table:table-cell office:value-type="float" office:value="356330511" table:style-name="ce55">
            <text:p>356330511</text:p>
          </table:table-cell>
          <table:table-cell office:value-type="float" office:value="342813593" table:style-name="ce55">
            <text:p>342813593</text:p>
          </table:table-cell>
          <table:table-cell office:value-type="float" office:value="321488671" table:style-name="ce56">
            <text:p>3214886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Grand Total</text:p>
          </table:table-cell>
          <table:table-cell office:value-type="float" office:value="820913819" table:style-name="ce57">
            <text:p>820913819</text:p>
          </table:table-cell>
          <table:table-cell office:value-type="float" office:value="670327220" table:style-name="ce58">
            <text:p>670327220</text:p>
          </table:table-cell>
          <table:table-cell office:value-type="float" office:value="541090013" table:style-name="ce58">
            <text:p>541090013</text:p>
          </table:table-cell>
          <table:table-cell office:value-type="float" office:value="557371237" table:style-name="ce58">
            <text:p>557371237</text:p>
          </table:table-cell>
          <table:table-cell office:value-type="float" office:value="474298582" table:style-name="ce58">
            <text:p>474298582</text:p>
          </table:table-cell>
          <table:table-cell office:value-type="float" office:value="636791333" table:style-name="ce59">
            <text:p>63679133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GOs</text:p>
          </table:table-cell>
          <table:table-cell office:value-type="float" office:value="219597577" table:formula="msoxl:=C9" table:style-name="ce1">
            <text:p>219597577</text:p>
          </table:table-cell>
          <table:table-cell office:value-type="float" office:value="139161495" table:formula="msoxl:=D9" table:style-name="ce1">
            <text:p>139161495</text:p>
          </table:table-cell>
          <table:table-cell office:value-type="float" office:value="129633114" table:formula="msoxl:=E9" table:style-name="ce1">
            <text:p>129633114</text:p>
          </table:table-cell>
          <table:table-cell office:value-type="float" office:value="189694584" table:formula="msoxl:=F9" table:style-name="ce1">
            <text:p>189694584</text:p>
          </table:table-cell>
          <table:table-cell office:value-type="float" office:value="109102909" table:formula="msoxl:=G9" table:style-name="ce1">
            <text:p>109102909</text:p>
          </table:table-cell>
          <table:table-cell office:value-type="float" office:value="297069827" table:formula="msoxl:=H9" table:style-name="ce1">
            <text:p>2970698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UN Agencies</text:p>
          </table:table-cell>
          <table:table-cell office:value-type="float" office:value="559775451" table:formula="msoxl:=C13" table:style-name="ce1">
            <text:p>559775451</text:p>
          </table:table-cell>
          <table:table-cell office:value-type="float" office:value="492948839" table:formula="msoxl:=D13" table:style-name="ce1">
            <text:p>492948839</text:p>
          </table:table-cell>
          <table:table-cell office:value-type="float" office:value="402400967" table:formula="msoxl:=E13" table:style-name="ce1">
            <text:p>402400967</text:p>
          </table:table-cell>
          <table:table-cell office:value-type="float" office:value="356330511" table:formula="msoxl:=F13" table:style-name="ce1">
            <text:p>356330511</text:p>
          </table:table-cell>
          <table:table-cell office:value-type="float" office:value="342813593" table:formula="msoxl:=G13" table:style-name="ce1">
            <text:p>342813593</text:p>
          </table:table-cell>
          <table:table-cell office:value-type="float" office:value="321488671" table:formula="msoxl:=H13" table:style-name="ce1">
            <text:p>3214886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office:value-type="float" office:value="41540791" table:formula="msoxl:=C14-C17-C16" table:style-name="ce1">
            <text:p>41540791</text:p>
          </table:table-cell>
          <table:table-cell office:value-type="float" office:value="38216886" table:formula="msoxl:=D14-D17-D16" table:style-name="ce1">
            <text:p>38216886</text:p>
          </table:table-cell>
          <table:table-cell office:value-type="float" office:value="9055932" table:formula="msoxl:=E14-E17-E16" table:style-name="ce1">
            <text:p>9055932</text:p>
          </table:table-cell>
          <table:table-cell office:value-type="float" office:value="11346142" table:formula="msoxl:=F14-F17-F16" table:style-name="ce1">
            <text:p>11346142</text:p>
          </table:table-cell>
          <table:table-cell office:value-type="float" office:value="22382080" table:formula="msoxl:=G14-G17-G16" table:style-name="ce1">
            <text:p>22382080</text:p>
          </table:table-cell>
          <table:table-cell office:value-type="float" office:value="18232835" table:formula="msoxl:=H14-H17-H16" table:style-name="ce1">
            <text:p>182328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float" office:value="820913819" table:formula="msoxl:=C14" table:style-name="ce1">
            <text:p>820913819</text:p>
          </table:table-cell>
          <table:table-cell office:value-type="float" office:value="670327220" table:formula="msoxl:=D14" table:style-name="ce1">
            <text:p>670327220</text:p>
          </table:table-cell>
          <table:table-cell office:value-type="float" office:value="541090013" table:formula="msoxl:=E14" table:style-name="ce1">
            <text:p>541090013</text:p>
          </table:table-cell>
          <table:table-cell office:value-type="float" office:value="557371237" table:formula="msoxl:=F14" table:style-name="ce1">
            <text:p>557371237</text:p>
          </table:table-cell>
          <table:table-cell office:value-type="float" office:value="474298582" table:formula="msoxl:=G14" table:style-name="ce1">
            <text:p>474298582</text:p>
          </table:table-cell>
          <table:table-cell office:value-type="float" office:value="636791333" table:formula="msoxl:=H14" table:style-name="ce1">
            <text:p>63679133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GOs</text:p>
          </table:table-cell>
          <table:table-cell office:value-type="float" office:value="219.597577" table:formula="msoxl:=C16/1000000" table:style-name="ce10">
            <text:p><text:s/>219.6<text:s/></text:p>
          </table:table-cell>
          <table:table-cell office:value-type="float" office:value="139.161495" table:formula="msoxl:=D16/1000000" table:style-name="ce10">
            <text:p><text:s/>139.2<text:s/></text:p>
          </table:table-cell>
          <table:table-cell office:value-type="float" office:value="129.63311400000001" table:formula="msoxl:=E16/1000000" table:style-name="ce10">
            <text:p><text:s/>129.6<text:s/></text:p>
          </table:table-cell>
          <table:table-cell office:value-type="float" office:value="189.69458399999999" table:formula="msoxl:=F16/1000000" table:style-name="ce10">
            <text:p><text:s/>189.7<text:s/></text:p>
          </table:table-cell>
          <table:table-cell office:value-type="float" office:value="109.102909" table:formula="msoxl:=G16/1000000" table:style-name="ce10">
            <text:p><text:s/>109.1<text:s/></text:p>
          </table:table-cell>
          <table:table-cell office:value-type="float" office:value="297.06982699999998" table:formula="msoxl:=H16/1000000" table:style-name="ce10">
            <text:p><text:s/>297.1<text:s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UN Agencies</text:p>
          </table:table-cell>
          <table:table-cell office:value-type="float" office:value="559.77545099999998" table:formula="msoxl:=C17/1000000" table:style-name="ce10">
            <text:p><text:s/>559.8<text:s/></text:p>
          </table:table-cell>
          <table:table-cell office:value-type="float" office:value="492.94883900000002" table:formula="msoxl:=D17/1000000" table:style-name="ce10">
            <text:p><text:s/>492.9<text:s/></text:p>
          </table:table-cell>
          <table:table-cell office:value-type="float" office:value="402.40096699999998" table:formula="msoxl:=E17/1000000" table:style-name="ce10">
            <text:p><text:s/>402.4<text:s/></text:p>
          </table:table-cell>
          <table:table-cell office:value-type="float" office:value="356.330511" table:formula="msoxl:=F17/1000000" table:style-name="ce10">
            <text:p><text:s/>356.3<text:s/></text:p>
          </table:table-cell>
          <table:table-cell office:value-type="float" office:value="342.81359300000003" table:formula="msoxl:=G17/1000000" table:style-name="ce10">
            <text:p><text:s/>342.8<text:s/></text:p>
          </table:table-cell>
          <table:table-cell office:value-type="float" office:value="321.48867100000001" table:formula="msoxl:=H17/1000000" table:style-name="ce10">
            <text:p><text:s/>321.5<text:s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office:value-type="float" office:value="41.540790999999999" table:formula="msoxl:=C18/1000000" table:style-name="ce10">
            <text:p><text:s/>41.5<text:s/></text:p>
          </table:table-cell>
          <table:table-cell office:value-type="float" office:value="38.216886000000002" table:formula="msoxl:=D18/1000000" table:style-name="ce10">
            <text:p><text:s/>38.2<text:s/></text:p>
          </table:table-cell>
          <table:table-cell office:value-type="float" office:value="9.0559320000000003" table:formula="msoxl:=E18/1000000" table:style-name="ce10">
            <text:p><text:s/>9.1<text:s/></text:p>
          </table:table-cell>
          <table:table-cell office:value-type="float" office:value="11.346142" table:formula="msoxl:=F18/1000000" table:style-name="ce10">
            <text:p><text:s/>11.3<text:s/></text:p>
          </table:table-cell>
          <table:table-cell office:value-type="float" office:value="22.382079999999998" table:formula="msoxl:=G18/1000000" table:style-name="ce10">
            <text:p><text:s/>22.4<text:s/></text:p>
          </table:table-cell>
          <table:table-cell office:value-type="float" office:value="18.232835000000001" table:formula="msoxl:=H18/1000000" table:style-name="ce10">
            <text:p><text:s/>18.2<text:s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820.91381899999999" table:formula="msoxl:=C19/1000000" table:style-name="ce10">
            <text:p><text:s/>820.9<text:s/></text:p>
          </table:table-cell>
          <table:table-cell office:value-type="float" office:value="670.32722000000001" table:formula="msoxl:=D19/1000000" table:style-name="ce10">
            <text:p><text:s/>670.3<text:s/></text:p>
          </table:table-cell>
          <table:table-cell office:value-type="float" office:value="541.090013" table:formula="msoxl:=E19/1000000" table:style-name="ce10">
            <text:p><text:s/>541.1<text:s/></text:p>
          </table:table-cell>
          <table:table-cell office:value-type="float" office:value="557.37123699999995" table:formula="msoxl:=F19/1000000" table:style-name="ce10">
            <text:p><text:s/>557.4<text:s/></text:p>
          </table:table-cell>
          <table:table-cell office:value-type="float" office:value="474.29858200000001" table:formula="msoxl:=G19/1000000" table:style-name="ce10">
            <text:p><text:s/>474.3<text:s/></text:p>
          </table:table-cell>
          <table:table-cell office:value-type="float" office:value="636.79133300000001" table:formula="msoxl:=H19/1000000" table:style-name="ce10">
            <text:p><text:s/>636.8<text:s/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GOs</text:p>
          </table:table-cell>
          <table:table-cell office:value-type="percentage" office:value="0.26750381333268797" table:formula="msoxl:=C21/$C$24" table:style-name="ce11">
            <text:p>27%</text:p>
          </table:table-cell>
          <table:table-cell office:value-type="percentage" office:value="0.20760233337980816" table:formula="msoxl:=D21/D24" table:style-name="ce11">
            <text:p>21%</text:p>
          </table:table-cell>
          <table:table-cell office:value-type="percentage" office:value="0.23957772438132213" table:formula="msoxl:=E21/E24" table:style-name="ce11">
            <text:p>24%</text:p>
          </table:table-cell>
          <table:table-cell office:value-type="percentage" office:value="0.34033794965993197" table:formula="msoxl:=F21/F24" table:style-name="ce11">
            <text:p>34%</text:p>
          </table:table-cell>
          <table:table-cell office:value-type="percentage" office:value="0.23003001303512224" table:formula="msoxl:=G21/G24" table:style-name="ce11">
            <text:p>23%</text:p>
          </table:table-cell>
          <table:table-cell office:value-type="percentage" office:value="0.46651047463298306" table:formula="msoxl:=H21/H24" table:style-name="ce11">
            <text:p>47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UN Agencies</text:p>
          </table:table-cell>
          <table:table-cell office:value-type="percentage" office:value="0.68189307823066381" table:formula="msoxl:=C22/$C$24" table:style-name="ce11">
            <text:p>68%</text:p>
          </table:table-cell>
          <table:table-cell office:value-type="percentage" office:value="0.73538538238086171" table:formula="msoxl:=D22/D24" table:style-name="ce11">
            <text:p>74%</text:p>
          </table:table-cell>
          <table:table-cell office:value-type="percentage" office:value="0.74368581443398396" table:formula="msoxl:=E22/E24" table:style-name="ce11">
            <text:p>74%</text:p>
          </table:table-cell>
          <table:table-cell office:value-type="percentage" office:value="0.63930552447936961" table:formula="msoxl:=F22/F24" table:style-name="ce11">
            <text:p>64%</text:p>
          </table:table-cell>
          <table:table-cell office:value-type="percentage" office:value="0.7227801347295616" table:formula="msoxl:=G22/G24" table:style-name="ce11">
            <text:p>72%</text:p>
          </table:table-cell>
          <table:table-cell office:value-type="percentage" office:value="0.50485717116379158" table:formula="msoxl:=H22/H24" table:style-name="ce11">
            <text:p>50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office:value-type="percentage" office:value="5.0603108436648205E-2" table:formula="msoxl:=C23/$C$24" table:style-name="ce11">
            <text:p>5%</text:p>
          </table:table-cell>
          <table:table-cell office:value-type="percentage" office:value="5.7012284239330163E-2" table:formula="msoxl:=D23/D24" table:style-name="ce11">
            <text:p>6%</text:p>
          </table:table-cell>
          <table:table-cell office:value-type="percentage" office:value="1.6736461184693869E-2" table:formula="msoxl:=E23/E24" table:style-name="ce11">
            <text:p>2%</text:p>
          </table:table-cell>
          <table:table-cell office:value-type="percentage" office:value="2.0356525860698482E-2" table:formula="msoxl:=F23/F24" table:style-name="ce11">
            <text:p>2%</text:p>
          </table:table-cell>
          <table:table-cell office:value-type="percentage" office:value="4.7189852235316188E-2" table:formula="msoxl:=G23/G24" table:style-name="ce11">
            <text:p>5%</text:p>
          </table:table-cell>
          <table:table-cell office:value-type="percentage" office:value="2.8632354203225314E-2" table:formula="msoxl:=H23/H24" table:style-name="ce11">
            <text:p>3%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Appealing Agency <text:s/>type</text:p>
          </table:table-cell>
          <table:table-cell office:value-type="string" table:style-name="ce43">
            <text:p>Appealing agency top org.</text:p>
          </table:table-cell>
          <table:table-cell office:value-type="string" table:style-name="ce5">
            <text:p>Tota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8">
            <text:p>UN Agencies</text:p>
          </table:table-cell>
          <table:table-cell office:value-type="string" table:style-name="ce2">
            <text:p>Emergency Response Fund (OCHA)</text:p>
          </table:table-cell>
          <table:table-cell office:value-type="float" office:value="11262866" table:style-name="ce9">
            <text:p>11262866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4"/>
          <table:table-cell office:value-type="string" table:style-name="ce17">
            <text:p>Food &amp; Agriculture Organization of the United Nations</text:p>
          </table:table-cell>
          <table:table-cell office:value-type="float" office:value="2617035" table:style-name="ce20">
            <text:p>2617035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4"/>
          <table:table-cell office:value-type="string" table:style-name="ce17">
            <text:p>International Organization for Migration</text:p>
          </table:table-cell>
          <table:table-cell office:value-type="float" office:value="7677363" table:style-name="ce20">
            <text:p>7677363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4"/>
          <table:table-cell office:value-type="string" table:style-name="ce17">
            <text:p>International Strategy for Disaster Reduction</text:p>
          </table:table-cell>
          <table:table-cell office:value-type="float" office:value="339751" table:style-name="ce20">
            <text:p>33975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4"/>
          <table:table-cell office:value-type="string" table:style-name="ce17">
            <text:p>Office for the Coordination of Humanitarian Affairs</text:p>
          </table:table-cell>
          <table:table-cell office:value-type="float" office:value="4762734" table:style-name="ce20">
            <text:p>4762734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4"/>
          <table:table-cell office:value-type="string" table:style-name="ce17">
            <text:p>United Nations Children's Fund</text:p>
          </table:table-cell>
          <table:table-cell office:value-type="float" office:value="54564899" table:style-name="ce20">
            <text:p>54564899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4"/>
          <table:table-cell office:value-type="string" table:style-name="ce17">
            <text:p>United Nations High Commissioner for Refugees</text:p>
          </table:table-cell>
          <table:table-cell office:value-type="float" office:value="35257952" table:style-name="ce20">
            <text:p>35257952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4"/>
          <table:table-cell office:value-type="string" table:style-name="ce17">
            <text:p>World Food Programme</text:p>
          </table:table-cell>
          <table:table-cell office:value-type="float" office:value="205006071" table:style-name="ce20">
            <text:p>205006071</text:p>
          </table:table-cell>
          <table:table-cell office:value-type="percentage" office:value="0.63767743467389559" table:formula="msoxl:=D40/D41" table:style-name="ce11">
            <text:p>64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5">
            <text:p>UN Agencies Total</text:p>
          </table:table-cell>
          <table:table-cell table:style-name="ce46"/>
          <table:table-cell office:value-type="float" office:value="321488671" table:style-name="ce47">
            <text:p>321488671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ppealing Agency <text:s/>type</text:p>
          </table:table-cell>
          <table:table-cell office:value-type="string" table:style-name="ce2">
            <text:p>Appealing agency top org.</text:p>
          </table:table-cell>
          <table:table-cell office:value-type="string" table:style-name="ce3">
            <text:p>Tota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NGOs</text:p>
          </table:table-cell>
          <table:table-cell office:value-type="string" table:style-name="ce2">
            <text:p>ACT Alliance</text:p>
          </table:table-cell>
          <table:table-cell office:value-type="float" office:value="2311635" table:style-name="ce7">
            <text:p>2311635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Action Contre la Faim</text:p>
          </table:table-cell>
          <table:table-cell office:value-type="float" office:value="4765534" table:style-name="ce18">
            <text:p>4765534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Adventist Development and Relief Agency<text:s/></text:p>
          </table:table-cell>
          <table:table-cell office:value-type="float" office:value="266352" table:style-name="ce18">
            <text:p>266352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African Medical and Research Foundation</text:p>
          </table:table-cell>
          <table:table-cell office:value-type="float" office:value="21882" table:style-name="ce18">
            <text:p>21882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CARE International</text:p>
          </table:table-cell>
          <table:table-cell office:value-type="float" office:value="3733575" table:style-name="ce18">
            <text:p>3733575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Caritas Germany (DCV)</text:p>
          </table:table-cell>
          <table:table-cell office:value-type="float" office:value="437637" table:style-name="ce18">
            <text:p>437637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Catholic Relief Services</text:p>
          </table:table-cell>
          <table:table-cell office:value-type="float" office:value="211302637" table:style-name="ce18">
            <text:p>211302637</text:p>
          </table:table-cell>
          <table:table-cell office:value-type="percentage" office:value="0.71128946057520681" table:formula="msoxl:=D51/D81" table:style-name="ce11">
            <text:p>71%</text:p>
          </table:table-cell>
          <table:table-cell table:number-columns-repeated="16379"/>
        </table:table-row>
        <table:table-row table:style-name="ro1">
          <table:table-cell/>
          <table:table-cell table:style-name="ce48"/>
          <table:table-cell office:value-type="string" table:style-name="ce17">
            <text:p>Center for Victims of Torture</text:p>
          </table:table-cell>
          <table:table-cell office:value-type="float" office:value="262816" table:style-name="ce18">
            <text:p>262816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ChildFund International</text:p>
          </table:table-cell>
          <table:table-cell office:value-type="float" office:value="809180" table:style-name="ce18">
            <text:p>809180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Concern Worldwide</text:p>
          </table:table-cell>
          <table:table-cell office:value-type="float" office:value="5624493" table:style-name="ce18">
            <text:p>5624493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Cooperazione Internazionale - COOPI</text:p>
          </table:table-cell>
          <table:table-cell office:value-type="float" office:value="348449" table:style-name="ce18">
            <text:p>348449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Danish Refugee Council</text:p>
          </table:table-cell>
          <table:table-cell office:value-type="float" office:value="1434988" table:style-name="ce18">
            <text:p>1434988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Deutsche Welthungerhilfe e.V. (German Agro Action)</text:p>
          </table:table-cell>
          <table:table-cell office:value-type="float" office:value="1739540" table:style-name="ce18">
            <text:p>1739540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Diakonie Katastrophenhilfe</text:p>
          </table:table-cell>
          <table:table-cell office:value-type="float" office:value="568816" table:style-name="ce18">
            <text:p>568816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Fondation Caritas Luxembourg</text:p>
          </table:table-cell>
          <table:table-cell office:value-type="float" office:value="113379" table:style-name="ce18">
            <text:p>113379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Food for the Hungry<text:s/></text:p>
          </table:table-cell>
          <table:table-cell office:value-type="float" office:value="1586798" table:style-name="ce18">
            <text:p>1586798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Food for the Hungry International</text:p>
          </table:table-cell>
          <table:table-cell office:value-type="float" office:value="1527621" table:style-name="ce18">
            <text:p>152762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GOAL</text:p>
          </table:table-cell>
          <table:table-cell office:value-type="float" office:value="11616340" table:style-name="ce18">
            <text:p>11616340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Handicap International</text:p>
          </table:table-cell>
          <table:table-cell office:value-type="float" office:value="80000" table:style-name="ce18">
            <text:p>80000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Humedica</text:p>
          </table:table-cell>
          <table:table-cell office:value-type="float" office:value="928699" table:style-name="ce18">
            <text:p>928699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48"/>
          <table:table-cell office:value-type="string" table:style-name="ce17">
            <text:p>International Maize and Wheat Improvement Center</text:p>
          </table:table-cell>
          <table:table-cell office:value-type="float" office:value="1500000" table:style-name="ce18">
            <text:p>1500000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International Medical Corps</text:p>
          </table:table-cell>
          <table:table-cell office:value-type="float" office:value="5309729" table:style-name="ce18">
            <text:p>5309729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International Rescue Committee</text:p>
          </table:table-cell>
          <table:table-cell office:value-type="float" office:value="13171406" table:style-name="ce18">
            <text:p>13171406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Islamic Relief Worldwide</text:p>
          </table:table-cell>
          <table:table-cell office:value-type="float" office:value="1267523" table:style-name="ce18">
            <text:p>1267523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Médecins sans Frontières</text:p>
          </table:table-cell>
          <table:table-cell office:value-type="float" office:value="935629" table:style-name="ce18">
            <text:p>935629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NGOs (details not yet provided)</text:p>
          </table:table-cell>
          <table:table-cell office:value-type="float" office:value="867679" table:style-name="ce18">
            <text:p>867679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Norwegian Refugee Council</text:p>
          </table:table-cell>
          <table:table-cell office:value-type="float" office:value="2337985" table:style-name="ce18">
            <text:p>2337985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OXFAM</text:p>
          </table:table-cell>
          <table:table-cell office:value-type="float" office:value="1476466" table:style-name="ce18">
            <text:p>1476466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Oxfam/Community Aid Abroad/Intermon/Novib</text:p>
          </table:table-cell>
          <table:table-cell office:value-type="float" office:value="4380218" table:style-name="ce18">
            <text:p>4380218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People in Need</text:p>
          </table:table-cell>
          <table:table-cell office:value-type="float" office:value="436876" table:style-name="ce18">
            <text:p>436876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REST - Relief Society of Tigray</text:p>
          </table:table-cell>
          <table:table-cell office:value-type="float" office:value="513641" table:style-name="ce18">
            <text:p>513641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Save the Children<text:s/></text:p>
          </table:table-cell>
          <table:table-cell office:value-type="float" office:value="8031464" table:style-name="ce18">
            <text:p>8031464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Swedish Mission Council</text:p>
          </table:table-cell>
          <table:table-cell office:value-type="float" office:value="586304" table:style-name="ce18">
            <text:p>586304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Vétérinaire sans Frontieres</text:p>
          </table:table-cell>
          <table:table-cell office:value-type="float" office:value="677175" table:style-name="ce18">
            <text:p>677175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World Vision International</text:p>
          </table:table-cell>
          <table:table-cell office:value-type="float" office:value="5124830" table:style-name="ce18">
            <text:p>5124830</text:p>
          </table:table-cell>
          <table:table-cell table:number-columns-repeated="16380"/>
        </table:table-row>
        <table:table-row table:style-name="ro1">
          <table:table-cell/>
          <table:table-cell table:style-name="ce48"/>
          <table:table-cell office:value-type="string" table:style-name="ce17">
            <text:p>ZOA</text:p>
          </table:table-cell>
          <table:table-cell office:value-type="float" office:value="972531" table:style-name="ce18">
            <text:p>97253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NGOs Total</text:p>
          </table:table-cell>
          <table:table-cell table:style-name="ce49"/>
          <table:table-cell office:value-type="float" office:value="297069827" table:style-name="ce7">
            <text:p>297069827</text:p>
          </table:table-cell>
          <table:table-cell table:number-columns-repeated="16380"/>
        </table:table-row>
        <table:table-row table:number-rows-repeated="1048495" table:style-name="ro1">
          <table:table-cell table:number-columns-repeated="16384"/>
        </table:table-row>
      </table:table>
      <table:table table:name="Fig_6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5">
            <text:p>Title:</text:p>
          </table:table-cell>
          <table:table-cell office:value-type="string" table:style-name="ce1">
            <text:p>Humanitarian funding to Ethiopia, 2011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1">
            <text:p>Source:<text:s/></text:p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5">
            <text:p>Note:<text:s/></text:p>
          </table:table-cell>
          <table:table-cell office:value-type="string" table:style-name="ce1">
            <text:p>2016 data is up to and including 12 May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xmlns:presentation="urn:oasis:names:tc:opendocument:xmlns:presentation:1.0" draw:z-index="1" draw:id="id4" draw:style-name="a4" draw:name="Chart 1" svg:x="0.1875in" svg:y="0.09375in" svg:width="5in" svg:height="3.10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Emergency year</text:p>
          </table:table-cell>
          <table:table-cell office:value-type="string" table:style-name="ce3">
            <text:p>Total</text:p>
          </table:table-cell>
          <table:table-cell office:value-type="string" table:style-name="ce1">
            <text:p>US$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1" table:style-name="ce2">
            <text:p>2011</text:p>
          </table:table-cell>
          <table:table-cell office:value-type="float" office:value="820913819" table:style-name="ce7">
            <text:p>820913819</text:p>
          </table:table-cell>
          <table:table-cell office:value-type="float" office:value="820.91381899999999" table:formula="msoxl:=C7/1000000" table:style-name="ce10">
            <text:p><text:s/>820.9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2" table:style-name="ce17">
            <text:p>2012</text:p>
          </table:table-cell>
          <table:table-cell office:value-type="float" office:value="670327220" table:style-name="ce18">
            <text:p>670327220</text:p>
          </table:table-cell>
          <table:table-cell office:value-type="float" office:value="670.32722000000001" table:formula="msoxl:=C8/1000000" table:style-name="ce10">
            <text:p><text:s/>670.3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3" table:style-name="ce17">
            <text:p>2013</text:p>
          </table:table-cell>
          <table:table-cell office:value-type="float" office:value="541090013" table:style-name="ce18">
            <text:p>541090013</text:p>
          </table:table-cell>
          <table:table-cell office:value-type="float" office:value="541.090013" table:formula="msoxl:=C9/1000000" table:style-name="ce10">
            <text:p><text:s/>541.1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4" table:style-name="ce17">
            <text:p>2014</text:p>
          </table:table-cell>
          <table:table-cell office:value-type="float" office:value="557371237" table:style-name="ce18">
            <text:p>557371237</text:p>
          </table:table-cell>
          <table:table-cell office:value-type="float" office:value="557.37123699999995" table:formula="msoxl:=C10/1000000" table:style-name="ce10">
            <text:p><text:s/>557.4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5" table:style-name="ce17">
            <text:p>2015</text:p>
          </table:table-cell>
          <table:table-cell office:value-type="float" office:value="474298582" table:style-name="ce18">
            <text:p>474298582</text:p>
          </table:table-cell>
          <table:table-cell office:value-type="float" office:value="474.29858200000001" table:formula="msoxl:=C11/1000000" table:style-name="ce10">
            <text:p><text:s/>474.3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6" table:style-name="ce17">
            <text:p>2016</text:p>
          </table:table-cell>
          <table:table-cell office:value-type="float" office:value="636791333" table:style-name="ce18">
            <text:p>636791333</text:p>
          </table:table-cell>
          <table:table-cell office:value-type="float" office:value="636.79133300000001" table:formula="msoxl:=C12/1000000" table:style-name="ce10">
            <text:p><text:s/>636.8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3">
            <text:p>Grand Total</text:p>
          </table:table-cell>
          <table:table-cell office:value-type="float" office:value="3700792204" table:style-name="ce24">
            <text:p>3700792204</text:p>
          </table:table-cell>
          <table:table-cell office:value-type="float" office:value="3700.7922039999999" table:formula="msoxl:=C13/1000000" table:style-name="ce10">
            <text:p><text:s/>3,700.8<text:s/>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Fig_3.B5:Fig_3.C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ylaas</meta:initial-creator>
    <dc:creator>simonm</dc:creator>
    <meta:creation-date>2016-05-13T09:25:34Z</meta:creation-date>
    <dc:date>2016-05-13T13:39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2.$D$5:.$H$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2.$C$11" chart:values-cell-range-address="Fig_2.$D$11:.$H$11" chart:class="chart:bar" chart:attached-axis="primary-y" chart:style-name="G0S0">
            <chart:data-point chart:repeated="5"/>
          </chart:series>
          <chart:series chart:label-cell-address="Fig_2.$C$12" chart:values-cell-range-address="Fig_2.$D$12:.$H$12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69.25pt" svg:width="486.75pt" chart:style-name="Crt0">
        <chart:plot-area chart:style-name="Plt0">
          <chart:axis chart:dimension="x">
            <chart:categories table:cell-range-address="Fig_3.$G$5:.$G$11"/>
          </chart:axis>
          <chart:axis chart:dimension="y"/>
          <chart:series chart:values-cell-range-address="Fig_3.$I$5:.$I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3.2pt" svg:width="360.0pt" chart:style-name="Crt0">
        <chart:plot-area chart:style-name="Plt0">
          <chart:axis chart:dimension="x">
            <chart:categories table:cell-range-address="Fig_4.$B$7:.$B$11"/>
          </chart:axis>
          <chart:axis chart:dimension="y"/>
          <chart:series chart:values-cell-range-address="Fig_4.$D$7:.$D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5.$C$6:.$H$6"/>
          </chart:axis>
          <chart:axis chart:dimension="y" chart:name="primary-y" chart:style-name="Axs1">
            <chart:grid chart:class="major" chart:style-name="GMa1"/>
          </chart:axis>
          <chart:series chart:label-cell-address="Fig_5.$B$26" chart:values-cell-range-address="Fig_5.$C$26:.$H$26" chart:class="chart:bar" chart:attached-axis="primary-y" chart:style-name="G0S0">
            <chart:data-point chart:repeated="6"/>
          </chart:series>
          <chart:series chart:label-cell-address="Fig_5.$B$27" chart:values-cell-range-address="Fig_5.$C$27:.$H$27" chart:class="chart:bar" chart:attached-axis="primary-y" chart:style-name="G0S1">
            <chart:data-point chart:repeated="6"/>
          </chart:series>
          <chart:series chart:label-cell-address="Fig_5.$B$28" chart:values-cell-range-address="Fig_5.$C$28:.$H$28" chart:class="chart:bar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plot-area chart:style-name="Plt0">
          <chart:axis chart:dimension="x" chart:name="primary-x" chart:style-name="Axs0">
            <chart:categories table:cell-range-address="Fig_6.$B$7:.$B$12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6.$D$7:.$D$12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